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88cm"/>
    </style:style>
    <style:style style:name="co2" style:family="table-column">
      <style:table-column-properties fo:break-before="auto" style:column-width="7.983cm"/>
    </style:style>
    <style:style style:name="co3" style:family="table-column">
      <style:table-column-properties fo:break-before="auto" style:column-width="2.291cm"/>
    </style:style>
    <style:style style:name="co4" style:family="table-column">
      <style:table-column-properties fo:break-before="auto" style:column-width="5.565cm"/>
    </style:style>
    <style:style style:name="co5" style:family="table-column">
      <style:table-column-properties fo:break-before="auto" style:column-width="21.634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use-window-font-color="true" style:font-name="Calibri1" fo:language="en" fo:country="US" style:font-name-asian="Arial1" style:language-asian="en" style:country-asian="US" style:font-name-complex="Arial1" style:language-complex="en" style:country-complex="US"/>
    </style:style>
    <style:style style:name="ce4" style:family="table-cell" style:parent-style-name="Default" style:data-style-name="N0">
      <style:text-properties fo:color="#000000" style:font-name="Calibri1" fo:font-size="11pt" fo:language="en" fo:country="US" style:font-name-asian="Arial1" style:font-size-asian="11pt" style:language-asian="en" style:country-asian="US" style:font-name-complex="Arial1" style:font-size-complex="11pt" style:language-complex="en" style:country-complex="US"/>
    </style:style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upplier Link</text:p>
          </table:table-cell>
          <table:table-cell/>
        </table:table-row>
        <table:table-row table:style-name="ro2">
          <table:table-cell table:style-name="ce2" office:value-type="string">
            <text:p>C1,C2,C3,C5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00nF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4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uF</text:p>
          </table:table-cell>
          <table:table-cell table:number-columns-repeated="2"/>
        </table:table-row>
        <table:table-row table:style-name="ro2">
          <table:table-cell table:style-name="ce2" office:value-type="string">
            <text:p>D1,D2,D3</text:p>
          </table:table-cell>
          <table:table-cell table:style-name="ce2" office:value-type="string">
            <text:p>LED_0603_HandSoldering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ED</text:p>
          </table:table-cell>
          <table:table-cell table:number-columns-repeated="2"/>
        </table:table-row>
        <table:table-row table:style-name="ro2">
          <table:table-cell table:style-name="ce2" office:value-type="string">
            <text:p>J1</text:p>
          </table:table-cell>
          <table:table-cell table:style-name="ce2" office:value-type="string">
            <text:p>IDC12_connecto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DC1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JP3,JP4,JP11,JP12,JP17,JP18,JP19,JP20,JP21,JP22</text:p>
          </table:table-cell>
          <table:table-cell table:style-name="ce2" office:value-type="string">
            <text:p>Socket_Strip_Straight_1x02_Pitch2.54mm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Jumper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1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errite bead</text:p>
          </table:table-cell>
          <table:table-cell office:value-type="string">
            <text:p><text:a xlink:href="http://si.farnell.com/murata/blm18ag221sn1d/ferrite-bead-0-25ohm-500ma-0603/dp/1515674">http://si.farnell.com/murata/blm18ag221sn1d/ferrite-bead-0-25ohm-500ma-0603/dp/1515674</text:a></text:p>
          </table:table-cell>
          <table:table-cell/>
        </table:table-row>
        <table:table-row table:style-name="ro1">
          <table:table-cell table:style-name="ce2" office:value-type="string">
            <text:p>P2,P3,P4</text:p>
          </table:table-cell>
          <table:table-cell table:style-name="ce2" office:value-type="string">
            <text:p>USB_A_receptacle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USB_A</text:p>
          </table:table-cell>
          <table:table-cell office:value-type="string">
            <text:p><text:a xlink:href="http://si.farnell.com/te-connectivity-amp/292303-1/usb-2-0-type-a-plug-cable/dp/1076663">http://si.farnell.com/te-connectivity-amp/292303-1/usb-2-0-type-a-plug-cable/dp/1076663</text:a></text:p>
          </table:table-cell>
          <table:table-cell/>
        </table:table-row>
        <table:table-row table:style-name="ro2">
          <table:table-cell table:style-name="ce2" office:value-type="string">
            <text:p>P5</text:p>
          </table:table-cell>
          <table:table-cell table:style-name="ce2" office:value-type="string">
            <text:p>Socket_Strip_Straight_1x02_Pitch2.54mm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ACKUP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1,R2,R8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3,R4,R5,R9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6,R7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0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1</text:p>
          </table:table-cell>
          <table:table-cell table:style-name="ce2" office:value-type="string">
            <text:p>nRF52832-SM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RF52832</text:p>
          </table:table-cell>
          <table:table-cell office:value-type="string">
            <text:p><text:a xlink:href="https://www.tindie.com/products/hnhoan/nrf52832-ant-bluetooth-le-arm-cortex-m4f-30-io/">https://www.tindie.com/products/hnhoan/nrf52832-ant-bluetooth-le-arm-cortex-m4f-30-io/</text:a></text:p>
          </table:table-cell>
          <table:table-cell/>
        </table:table-row>
        <table:table-row table:style-name="ro1">
          <table:table-cell table:style-name="ce2" office:value-type="string">
            <text:p>U2</text:p>
          </table:table-cell>
          <table:table-cell table:style-name="ce2" office:value-type="string">
            <text:p>CMSIS_DAP_Breakout_Vertica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MSIS_DAP_Programmer</text:p>
          </table:table-cell>
          <table:table-cell office:value-type="string">
            <text:p><text:a xlink:href="https://www.seeedstudio.com/Seeed-Tiny-BLE-BLE-%2B-6DOF-Mbed-Platform-p-2268.html">https://www.seeedstudio.com/Seeed-Tiny-BLE-BLE-%2B-6DOF-Mbed-Platform-p-2268.html</text:a></text:p>
          </table:table-cell>
          <table:table-cell/>
        </table:table-row>
        <table:table-row table:style-name="ro1">
          <table:table-cell table:style-name="ce2" office:value-type="string">
            <text:p>U3,U5,U6,U12,U15,U20</text:p>
          </table:table-cell>
          <table:table-cell table:style-name="ce3" office:value-type="string">
            <text:p>8-Pin MSOP</text:p>
          </table:table-cell>
          <table:table-cell table:style-name="ce2" office:value-type="float" office:value="6">
            <text:p>6</text:p>
          </table:table-cell>
          <table:table-cell table:style-name="ce4" office:value-type="string">
            <text:p>TPS2066</text:p>
          </table:table-cell>
          <table:table-cell office:value-type="string">
            <text:p><text:a xlink:href="http://si.farnell.com/texas-instruments/tps2066dgn/power-load-switch-high-side-msop/dp/2323772">http://si.farnell.com/texas-instruments/tps2066dgn/power-load-switch-high-side-msop/dp/2323772</text:a></text:p>
          </table:table-cell>
          <table:table-cell/>
        </table:table-row>
        <table:table-row table:style-name="ro2">
          <table:table-cell table:style-name="ce2" office:value-type="string">
            <text:p>U4</text:p>
          </table:table-cell>
          <table:table-cell table:style-name="ce2" office:value-type="string">
            <text:p>IDC10_connecto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WR_CONN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7,U9</text:p>
          </table:table-cell>
          <table:table-cell table:style-name="ce2" office:value-type="string">
            <text:p>Seeed Studio DIP Grove 4P-2_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2C_connector</text:p>
          </table:table-cell>
          <table:table-cell office:value-type="string">
            <text:p><text:a xlink:href="https://www.seeedstudio.com/Grove---Universal-4-pin-connector-p-789.html">https://www.seeedstudio.com/Grove---Universal-4-pin-connector-p-789.html</text:a></text:p>
          </table:table-cell>
          <table:table-cell/>
        </table:table-row>
        <table:table-row table:style-name="ro1">
          <table:table-cell table:style-name="ce2" office:value-type="string">
            <text:p>U8</text:p>
          </table:table-cell>
          <table:table-cell table:style-name="ce2" office:value-type="string">
            <text:p>8-Pin LG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ME280</text:p>
          </table:table-cell>
          <table:table-cell office:value-type="string">
            <text:p><text:a xlink:href="http://eu.mouser.com/ProductDetail/Bosch-Sensortec/BME280/?qs=sGAEpiMZZMsF1ODjcwEocB0teEbUEBlMe2ty%252bXJvNLw%3D">http://eu.mouser.com/ProductDetail/Bosch-Sensortec/BME280/?qs=sGAEpiMZZMsF1ODjcwEocB0teEbUEBlMe2ty%252bXJvNLw%3d</text:a></text:p>
          </table:table-cell>
          <table:table-cell/>
        </table:table-row>
        <table:table-row table:style-name="ro1">
          <table:table-cell table:style-name="ce2" office:value-type="string">
            <text:p>U10</text:p>
          </table:table-cell>
          <table:table-cell table:style-name="ce2" office:value-type="string">
            <text:p>LIS3DH_breakout_vertica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IS3DH_breakout</text:p>
          </table:table-cell>
          <table:table-cell office:value-type="string">
            <text:p><text:a xlink:href="http://www.dx.com/p/cjmcu-lis3dh-3-axis-acceleration-module-alternative-adxl345-441837#.WKMPqfLwT2Y">http://www.dx.com/p/cjmcu-lis3dh-3-axis-acceleration-module-alternative-adxl345-441837#.WKMPqfLwT2Y</text:a></text:p>
          </table:table-cell>
          <table:table-cell/>
        </table:table-row>
        <table:table-row table:style-name="ro1">
          <table:table-cell table:style-name="ce2" office:value-type="string">
            <text:p>U11</text:p>
          </table:table-cell>
          <table:table-cell table:style-name="ce2" office:value-type="string">
            <text:p>FONA_3G_vertica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ONA_3G</text:p>
          </table:table-cell>
          <table:table-cell office:value-type="string">
            <text:p><text:a xlink:href="https://learn.adafruit.com/adafruit-fona-3g-cellular-gps-breakout/overview">https://learn.adafruit.com/adafruit-fona-3g-cellular-gps-breakout/overview</text:a></text:p>
          </table:table-cell>
          <table:table-cell/>
        </table:table-row>
        <table:table-row table:style-name="ro1">
          <table:table-cell table:style-name="ce2" office:value-type="string">
            <text:p>U13</text:p>
          </table:table-cell>
          <table:table-cell table:style-name="ce2" office:value-type="string">
            <text:p>RockBlock_vertica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ockBLOCK</text:p>
          </table:table-cell>
          <table:table-cell office:value-type="string">
            <text:p><text:a xlink:href="http://www.rock7mobile.com/products-rockblock">http://www.rock7mobile.com/products-rockblock</text:a></text:p>
          </table:table-cell>
          <table:table-cell/>
        </table:table-row>
        <table:table-row table:style-name="ro1">
          <table:table-cell table:style-name="ce2" office:value-type="string">
            <text:p>U14,U18</text:p>
          </table:table-cell>
          <table:table-cell table:style-name="ce2" office:value-type="string">
            <text:p>SOIC-1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N74LV4052AD</text:p>
          </table:table-cell>
          <table:table-cell office:value-type="string">
            <text:p><text:a xlink:href="http://si.farnell.com/texas-instruments/sn74lv4052ad/logic-mux-demux-4ch-analog-16soic/dp/1740190?aa=true&amp;ost=SN74LV4052AD&amp;vw=&amp;selectedCategoryId=%5BLjava.lang.String%3B%401ca01ca0&amp;eq=N%3D111853083%2B2028%26amp%3BNtk%3Ddesc_pn%26amp%3BNtt%3DSN74LV4052AD%26amp%3BNtx%3Drel%2Bgensearch_store_specific%252cstatic%2528P_STORE_MARKETING_RANK_FARNELL_SI%252cascending%2529%2Bmode%2Bmatchpartialmax%26amp%3BNty%3D1%26amp%3BNtpc%3D1%26amp%3BNtpr%3D1&amp;searchView=table&amp;iscrfnonsku=false">http://si.farnell.com/texas-instruments/sn74lv4052ad/logic-mux-demux-4ch-analog-16soic/dp/1740190?aa=true&amp;ost=SN74LV4052AD&amp;vw=&amp;selectedCategoryId=%5BLjava.lang.String%3B%401ca01ca0&amp;eq=N%3D111853083%2B2028%26amp%3BNtk%3Ddesc_pn%26amp%3BNtt%3DSN74LV4052AD%26amp%3BNtx%3Drel%2Bgensearch_store_specific%252cstatic%2528P_STORE_MARKETING_RANK_FARNELL_SI%252cascending%2529%2Bmode%2Bmatchpartialmax%26amp%3BNty%3D1%26amp%3BNtpc%3D1%26amp%3BNtpr%3D1&amp;searchView=table&amp;iscrfnonsku=false</text:a></text:p>
          </table:table-cell>
          <table:table-cell/>
        </table:table-row>
        <table:table-row table:style-name="ro1">
          <table:table-cell table:style-name="ce2" office:value-type="string">
            <text:p>U16</text:p>
          </table:table-cell>
          <table:table-cell table:style-name="ce2" office:value-type="string">
            <text:p>FGPMMOPA6H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GPMMOPA6H GPS</text:p>
          </table:table-cell>
          <table:table-cell office:value-type="string">
            <text:p><text:a xlink:href="https://www.adafruit.com/product/790">https://www.adafruit.com/product/790</text:a></text:p>
          </table:table-cell>
          <table:table-cell/>
        </table:table-row>
        <table:table-row table:style-name="ro1">
          <table:table-cell table:style-name="ce2" office:value-type="string">
            <text:p>U17</text:p>
          </table:table-cell>
          <table:table-cell table:style-name="ce2" office:value-type="string">
            <text:p>U.FL-R-SMT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FL_connector</text:p>
          </table:table-cell>
          <table:table-cell office:value-type="string">
            <text:p><text:a xlink:href="http://si.farnell.com/hirose-hrs/u-fl-r-smt-1-10/rf-coaxial-u-fl-straight-jack/dp/1688077">http://si.farnell.com/hirose-hrs/u-fl-r-smt-1-10/rf-coaxial-u-fl-straight-jack/dp/1688077</text:a></text:p>
          </table:table-cell>
          <table:table-cell/>
        </table:table-row>
        <table:table-row table:style-name="ro2">
          <table:table-cell table:style-name="ce2" office:value-type="string">
            <text:p>U19</text:p>
          </table:table-cell>
          <table:table-cell table:style-name="ce2" office:value-type="string">
            <text:p>Solarcast_Gateway_Module_Vertica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ateway Module LORA</text:p>
          </table:table-cell>
          <table:table-cell table:number-columns-repeated="2"/>
        </table:table-row>
        <table:table-row table:style-name="ro2">
          <table:table-cell table:style-name="ce2" office:value-type="string">
            <text:p>JP1,JP2,JP5,JP6,JP7,JP8</text:p>
          </table:table-cell>
          <table:table-cell table:style-name="ce2" office:value-type="string">
            <text:p>Socket_Strip_Straight_1x03_Pitch2.54mm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Jumper3</text:p>
          </table:table-cell>
          <table:table-cell table:number-columns-repeated="2"/>
        </table:table-row>
        <table:table-row table:style-name="ro2" table:number-rows-repeated="65509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0__25__20__2013__20_Poudarek1" style:display-name="Excel_BuiltIn_20 % – Poudarek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2" style:display-name="Excel_BuiltIn_20 % – Poudarek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3" style:display-name="Excel_BuiltIn_20 % – Poudarek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4" style:display-name="Excel_BuiltIn_2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5" style:display-name="Excel_BuiltIn_20 % – Poudarek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6" style:display-name="Excel_BuiltIn_20 % – Poudarek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1" style:display-name="Excel_BuiltIn_40 % – Poudarek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2" style:display-name="Excel_BuiltIn_40 % – Poudarek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3" style:display-name="Excel_BuiltIn_40 % – Poudarek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4" style:display-name="Excel_BuiltIn_4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5" style:display-name="Excel_BuiltIn_40 % – Poudarek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6" style:display-name="Excel_BuiltIn_40 % – Poudarek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1" style:display-name="Excel_BuiltIn_60 % – Poudarek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2" style:display-name="Excel_BuiltIn_60 % – Poudarek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3" style:display-name="Excel_BuiltIn_60 % – Poudarek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4" style:display-name="Excel_BuiltIn_60 % – 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5" style:display-name="Excel_BuiltIn_60 % – 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6" style:display-name="Excel_BuiltIn_60 % – Poudarek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Dobro" style:display-name="Excel_BuiltIn_Dobro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zhod" style:display-name="Excel_BuiltIn_Izhod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" style:display-name="Excel_BuiltIn_Naslov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Naslov_20_1" style:display-name="Excel_BuiltIn_Naslov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Naslov_20_2" style:display-name="Excel_BuiltIn_Naslov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Naslov_20_3" style:display-name="Excel_BuiltIn_Naslov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_20_4" style:display-name="Excel_BuiltIn_Naslov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evtralno" style:display-name="Excel_BuiltIn_Nevtralno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Opomba" style:display-name="Excel_BuiltIn_Opomba" style:family="table-cell" style:parent-style-name="Default">
      <style:table-cell-properties fo:background-color="#ffffcc" style:diagonal-bl-tr="none" style:diagonal-tl-br="none" fo:border="0.035cm solid #c0c0c0"/>
    </style:style>
    <style:style style:name="Excel_5f_BuiltIn_5f_Opozorilo" style:display-name="Excel_BuiltIn_Opozoril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jasnjevalno_20_besedilo" style:display-name="Excel_BuiltIn_Pojasnjevalno besedil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Poudarek1" style:display-name="Excel_BuiltIn_Poudarek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2" style:display-name="Excel_BuiltIn_Poudarek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3" style:display-name="Excel_BuiltIn_Poudarek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4" style:display-name="Excel_BuiltIn_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5" style:display-name="Excel_BuiltIn_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6" style:display-name="Excel_BuiltIn_Poudarek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vezana_20_celica" style:display-name="Excel_BuiltIn_Povezana celic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reveri_20_celico" style:display-name="Excel_BuiltIn_Preveri celico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Računanje" style:display-name="Excel_BuiltIn_Računanje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Slabo" style:display-name="Excel_BuiltIn_Slab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nos" style:display-name="Excel_BuiltIn_Vnos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sota" style:display-name="Excel_BuiltIn_Vsot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.03.2017</text:date>, <text:time>09:52:24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air-module" style:display-name="PageStyle_air-mo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1" style:display-name="PageStyle_air-modu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2" style:display-name="PageStyle_air-modu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3" style:display-name="PageStyle_air-module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3-03T09:52:24.45</dc:date>
    <meta:generator>OpenOffice.org/3.2$Win32 OpenOffice.org_project/320m18$Build-9502</meta:generator>
    <meta:editing-duration>PT01H55M23S</meta:editing-duration>
    <meta:editing-cycles>90</meta:editing-cycles>
    <meta:document-statistic meta:table-count="1" meta:cell-count="118" meta:object-count="0"/>
  </office:meta>
</office:document-meta>
</file>